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8.26in"/>
    </style:style>
    <style:style style:name="TBL_0_0_col_-1" style:family="table-column">
      <style:table-column-properties style:column-width="0.02in"/>
    </style:style>
    <style:style style:name="TBL_0_0_col_0" style:family="table-column">
      <style:table-column-properties style:column-width="0.02in"/>
    </style:style>
    <style:style style:name="TBL_0_0_col_1" style:family="table-column">
      <style:table-column-properties style:column-width="0.01in"/>
    </style:style>
    <style:style style:name="TBL_0_0_col_2" style:family="table-column">
      <style:table-column-properties style:column-width="0.25in"/>
    </style:style>
    <style:style style:name="TBL_0_0_col_3" style:family="table-column">
      <style:table-column-properties style:column-width="0.01in"/>
    </style:style>
    <style:style style:name="TBL_0_0_col_4" style:family="table-column">
      <style:table-column-properties style:column-width="0.02in"/>
    </style:style>
    <style:style style:name="TBL_0_0_col_5" style:family="table-column">
      <style:table-column-properties style:column-width="0.02in"/>
    </style:style>
    <style:style style:name="TBL_0_0_col_6" style:family="table-column">
      <style:table-column-properties style:column-width="0.25in"/>
    </style:style>
    <style:style style:name="TBL_0_0_col_7" style:family="table-column">
      <style:table-column-properties style:column-width="0.2in"/>
    </style:style>
    <style:style style:name="TBL_0_0_col_8" style:family="table-column">
      <style:table-column-properties style:column-width="0.05in"/>
    </style:style>
    <style:style style:name="TBL_0_0_col_9" style:family="table-column">
      <style:table-column-properties style:column-width="0.01in"/>
    </style:style>
    <style:style style:name="TBL_0_0_col_10" style:family="table-column">
      <style:table-column-properties style:column-width="0.02in"/>
    </style:style>
    <style:style style:name="TBL_0_0_col_11" style:family="table-column">
      <style:table-column-properties style:column-width="0.01in"/>
    </style:style>
    <style:style style:name="TBL_0_0_col_12" style:family="table-column">
      <style:table-column-properties style:column-width="0.31in"/>
    </style:style>
    <style:style style:name="TBL_0_0_col_13" style:family="table-column">
      <style:table-column-properties style:column-width="0.04in"/>
    </style:style>
    <style:style style:name="TBL_0_0_col_14" style:family="table-column">
      <style:table-column-properties style:column-width="0.36in"/>
    </style:style>
    <style:style style:name="TBL_0_0_col_15" style:family="table-column">
      <style:table-column-properties style:column-width="0.41in"/>
    </style:style>
    <style:style style:name="TBL_0_0_col_16" style:family="table-column">
      <style:table-column-properties style:column-width="0.04in"/>
    </style:style>
    <style:style style:name="TBL_0_0_col_17" style:family="table-column">
      <style:table-column-properties style:column-width="0.2in"/>
    </style:style>
    <style:style style:name="TBL_0_0_col_18" style:family="table-column">
      <style:table-column-properties style:column-width="0.02in"/>
    </style:style>
    <style:style style:name="TBL_0_0_col_19" style:family="table-column">
      <style:table-column-properties style:column-width="0.04in"/>
    </style:style>
    <style:style style:name="TBL_0_0_col_20" style:family="table-column">
      <style:table-column-properties style:column-width="0.65in"/>
    </style:style>
    <style:style style:name="TBL_0_0_col_21" style:family="table-column">
      <style:table-column-properties style:column-width="0.01in"/>
    </style:style>
    <style:style style:name="TBL_0_0_col_22" style:family="table-column">
      <style:table-column-properties style:column-width="0.01in"/>
    </style:style>
    <style:style style:name="TBL_0_0_col_23" style:family="table-column">
      <style:table-column-properties style:column-width="0.05in"/>
    </style:style>
    <style:style style:name="TBL_0_0_col_24" style:family="table-column">
      <style:table-column-properties style:column-width="0.02in"/>
    </style:style>
    <style:style style:name="TBL_0_0_col_25" style:family="table-column">
      <style:table-column-properties style:column-width="0.44in"/>
    </style:style>
    <style:style style:name="TBL_0_0_col_26" style:family="table-column">
      <style:table-column-properties style:column-width="0.01in"/>
    </style:style>
    <style:style style:name="TBL_0_0_col_27" style:family="table-column">
      <style:table-column-properties style:column-width="0.06in"/>
    </style:style>
    <style:style style:name="TBL_0_0_col_28" style:family="table-column">
      <style:table-column-properties style:column-width="0.09in"/>
    </style:style>
    <style:style style:name="TBL_0_0_col_29" style:family="table-column">
      <style:table-column-properties style:column-width="0.04in"/>
    </style:style>
    <style:style style:name="TBL_0_0_col_30" style:family="table-column">
      <style:table-column-properties style:column-width="0.04in"/>
    </style:style>
    <style:style style:name="TBL_0_0_col_31" style:family="table-column">
      <style:table-column-properties style:column-width="0.2in"/>
    </style:style>
    <style:style style:name="TBL_0_0_col_32" style:family="table-column">
      <style:table-column-properties style:column-width="0.31in"/>
    </style:style>
    <style:style style:name="TBL_0_0_col_33" style:family="table-column">
      <style:table-column-properties style:column-width="0.02in"/>
    </style:style>
    <style:style style:name="TBL_0_0_col_34" style:family="table-column">
      <style:table-column-properties style:column-width="0.51in"/>
    </style:style>
    <style:style style:name="TBL_0_0_col_35" style:family="table-column">
      <style:table-column-properties style:column-width="0.04in"/>
    </style:style>
    <style:style style:name="TBL_0_0_col_36" style:family="table-column">
      <style:table-column-properties style:column-width="0.08in"/>
    </style:style>
    <style:style style:name="TBL_0_0_col_37" style:family="table-column">
      <style:table-column-properties style:column-width="1.06in"/>
    </style:style>
    <style:style style:name="TBL_0_0_col_38" style:family="table-column">
      <style:table-column-properties style:column-width="0.06in"/>
    </style:style>
    <style:style style:name="TBL_0_0_col_39" style:family="table-column">
      <style:table-column-properties style:column-width="0.25in"/>
    </style:style>
    <style:style style:name="TBL_0_0_col_40" style:family="table-column">
      <style:table-column-properties style:column-width="0.04in"/>
    </style:style>
    <style:style style:name="TBL_0_0_col_41" style:family="table-column">
      <style:table-column-properties style:column-width="0.04in"/>
    </style:style>
    <style:style style:name="TBL_0_0_col_42" style:family="table-column">
      <style:table-column-properties style:column-width="0.11in"/>
    </style:style>
    <style:style style:name="TBL_0_0_col_43" style:family="table-column">
      <style:table-column-properties style:column-width="0.12in"/>
    </style:style>
    <style:style style:name="TBL_0_0_col_44" style:family="table-column">
      <style:table-column-properties style:column-width="0.05in"/>
    </style:style>
    <style:style style:name="TBL_0_0_col_45" style:family="table-column">
      <style:table-column-properties style:column-width="0.34in"/>
    </style:style>
    <style:style style:name="TBL_0_0_col_46" style:family="table-column">
      <style:table-column-properties style:column-width="0.34in"/>
    </style:style>
    <style:style style:name="TBL_0_0_col_47" style:family="table-column">
      <style:table-column-properties style:column-width="0.02in"/>
    </style:style>
    <style:style style:name="TBL_0_0_col_48" style:family="table-column">
      <style:table-column-properties style:column-width="0.12in"/>
    </style:style>
    <style:style style:name="TBL_0_0_col_49" style:family="table-column">
      <style:table-column-properties style:column-width="0.01in"/>
    </style:style>
    <style:style style:name="TBL_0_0_row_0" style:family="table-row">
      <style:table-row-properties style:use-optimal-row-height="false" style:row-height="0.01in"/>
    </style:style>
    <style:style style:name="C0" style:family="table-cell">
      <style:table-cell-properties fo:wrap-option="wrap" style:shrink-to-fit="false" fo:background-color="#FFFFFF" fo:border-top="0.013888888888888888in solid #000000" fo:padding-top="0.0in" fo:padding-left="0.0in" fo:padding-bottom="0.0in" fo:padding-right="0.0in" style:vertical-align="top"/>
      <style:paragraph-properties fo:text-align="start"/>
    </style:style>
    <style:style style:name="TBL_0_0_row_1" style:family="table-row">
      <style:table-row-properties style:use-optimal-row-height="false" style:row-height="0.3in"/>
    </style:style>
    <style:style style:name="C1" style:family="table-cell">
      <style:table-cell-properties fo:wrap-option="wrap" style:shrink-to-fit="false" style:vertical-align="top"/>
      <style:paragraph-properties fo:text-align="start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G0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BL_0_0_row_2" style:family="table-row">
      <style:table-row-properties style:use-optimal-row-height="false" style:row-height="0.02in"/>
    </style:style>
    <style:style style:name="TBL_0_0_row_3" style:family="table-row">
      <style:table-row-properties style:use-optimal-row-height="false" style:row-height="0.25in"/>
    </style:style>
    <style:style style:name="TBL_0_0_row_4" style:family="table-row">
      <style:table-row-properties style:use-optimal-row-height="false" style:row-height="0.01in"/>
    </style:style>
    <style:style style:name="TBL_0_0_row_5" style:family="table-row">
      <style:table-row-properties style:use-optimal-row-height="false" style:row-height="0.25in"/>
    </style:style>
    <style:style style:name="C3" style:family="table-cell">
      <style:table-cell-properties fo:wrap-option="wrap" style:shrink-to-fit="false" fo:background-color="#CCCCCC" fo:padding-top="0.0in" fo:padding-left="0.0in" fo:padding-bottom="0.0in" fo:padding-right="0.0in" style:vertical-align="middle"/>
      <style:paragraph-properties fo:text-align="center"/>
    </style:style>
    <style:style style:name="P0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0" style:family="text">
      <style:text-properties style:font-name="SansSerif" fo:font-size="12.0pt" style:font-size-asian="12.0pt" style:font-size-complex="12.0pt" fo:font-weight="bold" fo:background-color="#CCCCCC">
</style:text-properties>
    </style:style>
    <style:style style:name="C4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start"/>
    </style:style>
    <style:style style:name="P1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1" style:family="text">
      <style:text-properties style:font-name="SansSerif" fo:font-size="10.0pt" style:font-size-asian="10.0pt" style:font-size-complex="10.0pt">
</style:text-properties>
    </style:style>
    <style:style style:name="C5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end"/>
    </style:style>
    <style:style style:name="P2" style:family="paragraph">
      <style:paragraph-properties fo:line-height="100%" fo:text-align="end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2" style:family="text">
      <style:text-properties style:font-name="SansSerif" fo:font-size="10.0pt" style:font-size-asian="10.0pt" style:font-size-complex="10.0pt" fo:font-weight="bold">
</style:text-properties>
    </style:style>
    <style:style style:name="TBL_0_0_row_6" style:family="table-row">
      <style:table-row-properties style:use-optimal-row-height="false" style:row-height="0.02in"/>
    </style:style>
    <style:style style:name="TBL_0_0_row_7" style:family="table-row">
      <style:table-row-properties style:use-optimal-row-height="false" style:row-height="0.27in"/>
    </style:style>
    <style:style style:name="C6" style:family="table-cell">
      <style:table-cell-properties fo:wrap-option="wrap" style:shrink-to-fit="false" fo:background-color="#000000" fo:padding-top="0.0in" fo:padding-left="0.0in" fo:padding-bottom="0.0in" fo:padding-right="0.0in" style:vertical-align="middle"/>
      <style:paragraph-properties fo:text-align="center"/>
    </style:style>
    <style:style style:name="T3" style:family="text">
      <style:text-properties fo:color="#FFFFFF" style:font-name="SansSerif" fo:font-size="10.0pt" style:font-size-asian="10.0pt" style:font-size-complex="10.0pt" fo:background-color="#000000">
</style:text-properties>
    </style:style>
    <style:style style:name="TBL_0_0_row_8" style:family="table-row">
      <style:table-row-properties style:use-optimal-row-height="false" style:row-height="0.01in"/>
    </style:style>
    <style:style style:name="C7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center"/>
    </style:style>
    <style:style style:name="TBL_0_0_row_9" style:family="table-row">
      <style:table-row-properties style:use-optimal-row-height="false" style:row-height="0.2in"/>
    </style:style>
    <style:style style:name="TBL_0_0_row_10" style:family="table-row">
      <style:table-row-properties style:use-optimal-row-height="false" style:row-height="0.01in"/>
    </style:style>
    <style:style style:name="C8" style:family="table-cell">
      <style:table-cell-properties fo:wrap-option="wrap" style:shrink-to-fit="false" fo:background-color="#FFFFFF" fo:border-top="0.013888888888888888in dotted #000000" fo:padding-top="0.0in" fo:padding-left="0.0in" fo:padding-bottom="0.0in" fo:padding-right="0.0in" style:vertical-align="top"/>
      <style:paragraph-properties fo:text-align="start"/>
    </style:style>
    <style:style style:name="TBL_0_0_row_11" style:family="table-row">
      <style:table-row-properties style:use-optimal-row-height="false" style:row-height="0.01in"/>
    </style:style>
    <style:style style:name="TBL_0_0_row_12" style:family="table-row">
      <style:table-row-properties style:use-optimal-row-height="false" style:row-height="0.02in"/>
    </style:style>
    <style:style style:name="TBL_0_0_row_13" style:family="table-row">
      <style:table-row-properties style:use-optimal-row-height="false" style:row-height="0.01in"/>
    </style:style>
    <style:style style:name="TBL_0_0_row_14" style:family="table-row">
      <style:table-row-properties style:use-optimal-row-height="false" style:row-height="0.01in"/>
    </style:style>
    <style:style style:name="C9" style:family="table-cell">
      <style:table-cell-properties fo:wrap-option="wrap" style:shrink-to-fit="false" fo:background-color="#FFFFFF" fo:border-top="0.006944444444444444in solid #000000" fo:padding-top="0.0in" fo:padding-left="0.0in" fo:padding-bottom="0.0in" fo:padding-right="0.0in" style:vertical-align="top"/>
      <style:paragraph-properties fo:text-align="start"/>
    </style:style>
    <style:style style:name="TBL_0_0_row_15" style:family="table-row">
      <style:table-row-properties style:use-optimal-row-height="false" style:row-height="0.27in"/>
    </style:style>
    <style:style style:name="P3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BL_0_0_row_16" style:family="table-row">
      <style:table-row-properties style:use-optimal-row-height="false" style:row-height="0.01in"/>
    </style:style>
    <style:style style:name="TBL_0_0_row_17" style:family="table-row">
      <style:table-row-properties style:use-optimal-row-height="false" style:row-height="0.27in"/>
    </style:style>
    <style:style style:name="C10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4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TBL_0_0" table:style-name="TBL_0_0">
        <table:table-column table:style-name="TBL_0_0_col_-1">
</table:table-column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column table:style-name="TBL_0_0_col_11">
</table:table-column>
        <table:table-column table:style-name="TBL_0_0_col_12">
</table:table-column>
        <table:table-column table:style-name="TBL_0_0_col_13">
</table:table-column>
        <table:table-column table:style-name="TBL_0_0_col_14">
</table:table-column>
        <table:table-column table:style-name="TBL_0_0_col_15">
</table:table-column>
        <table:table-column table:style-name="TBL_0_0_col_16">
</table:table-column>
        <table:table-column table:style-name="TBL_0_0_col_17">
</table:table-column>
        <table:table-column table:style-name="TBL_0_0_col_18">
</table:table-column>
        <table:table-column table:style-name="TBL_0_0_col_19">
</table:table-column>
        <table:table-column table:style-name="TBL_0_0_col_20">
</table:table-column>
        <table:table-column table:style-name="TBL_0_0_col_21">
</table:table-column>
        <table:table-column table:style-name="TBL_0_0_col_22">
</table:table-column>
        <table:table-column table:style-name="TBL_0_0_col_23">
</table:table-column>
        <table:table-column table:style-name="TBL_0_0_col_24">
</table:table-column>
        <table:table-column table:style-name="TBL_0_0_col_25">
</table:table-column>
        <table:table-column table:style-name="TBL_0_0_col_26">
</table:table-column>
        <table:table-column table:style-name="TBL_0_0_col_27">
</table:table-column>
        <table:table-column table:style-name="TBL_0_0_col_28">
</table:table-column>
        <table:table-column table:style-name="TBL_0_0_col_29">
</table:table-column>
        <table:table-column table:style-name="TBL_0_0_col_30">
</table:table-column>
        <table:table-column table:style-name="TBL_0_0_col_31">
</table:table-column>
        <table:table-column table:style-name="TBL_0_0_col_32">
</table:table-column>
        <table:table-column table:style-name="TBL_0_0_col_33">
</table:table-column>
        <table:table-column table:style-name="TBL_0_0_col_34">
</table:table-column>
        <table:table-column table:style-name="TBL_0_0_col_35">
</table:table-column>
        <table:table-column table:style-name="TBL_0_0_col_36">
</table:table-column>
        <table:table-column table:style-name="TBL_0_0_col_37">
</table:table-column>
        <table:table-column table:style-name="TBL_0_0_col_38">
</table:table-column>
        <table:table-column table:style-name="TBL_0_0_col_39">
</table:table-column>
        <table:table-column table:style-name="TBL_0_0_col_40">
</table:table-column>
        <table:table-column table:style-name="TBL_0_0_col_41">
</table:table-column>
        <table:table-column table:style-name="TBL_0_0_col_42">
</table:table-column>
        <table:table-column table:style-name="TBL_0_0_col_43">
</table:table-column>
        <table:table-column table:style-name="TBL_0_0_col_44">
</table:table-column>
        <table:table-column table:style-name="TBL_0_0_col_45">
</table:table-column>
        <table:table-column table:style-name="TBL_0_0_col_46">
</table:table-column>
        <table:table-column table:style-name="TBL_0_0_col_47">
</table:table-column>
        <table:table-column table:style-name="TBL_0_0_col_48">
</table:table-column>
        <table:table-column table:style-name="TBL_0_0_col_49">
</table:table-column>
        <table:table-row table:style-name="TBL_0_0_row_0">
          <table:table-cell table:style-name="C0" table:number-columns-spanned="51">
            <text:p/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1"/>
          <table:table-cell table:style-name="C1"/>
          <table:table-cell table:style-name="C2" table:number-columns-spanned="6" table:number-rows-spanned="3">
            <text:bookmark text:name="JR_PAGE_ANCHOR_0_1"/>
            <draw:frame text:anchor-type="frame" draw:style-name="G0" table:end-cell-address="I5" table:end-x="0in" table:end-y="0in" svg:x="0in" svg:y="0in" svg:width="0.58in" svg:height="0.58in">
              <draw:image xlink:href="Pictures/img_0_0_4" xlink:type="simple" xlink:show="embed" xlink:actuate="onLoad"/>
            </draw:frame>
          </table:table-cell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2">
          <table:table-cell table:style-name="C1"/>
          <table:table-cell table:style-name="C1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3">
          <table:table-cell table:style-name="C1"/>
          <table:table-cell table:style-name="C1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4">
          <table:table-cell table:style-name="C0" table:number-columns-spanned="51">
            <text:p/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">
          <table:table-cell table:style-name="C3" table:number-columns-spanned="8">
            <text:p text:style-name="P0"><text:span text:style-name="T0">DNI</text:span></text:p>
          </table:table-cell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4" table:number-columns-spanned="6" table:number-rows-spanned="2">
            <text:p text:style-name="P1"><text:span text:style-name="T1">46123456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1"/>
          <table:table-cell table:style-name="C3" table:number-columns-spanned="2">
            <text:p text:style-name="P0"><text:span text:style-name="T0">Apellido</text:span></text:p>
          </table:table-cell>
          <table:table-cell table:style-name="C3"/>
          <table:table-cell table:style-name="C1"/>
          <table:table-cell table:style-name="C4" table:number-columns-spanned="9" table:number-rows-spanned="2">
            <text:p text:style-name="P1"><text:span text:style-name="T1">SUAREZ                   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1"/>
          <table:table-cell table:style-name="C3" table:number-columns-spanned="6">
            <text:p text:style-name="P0"><text:span text:style-name="T0">Nombre</text:span></text:p>
          </table:table-cell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1"/>
          <table:table-cell table:style-name="C4" table:number-columns-spanned="4" table:number-rows-spanned="2">
            <text:p text:style-name="P1"><text:span text:style-name="T1">CARLOS                   </text:span></text:p>
          </table:table-cell>
          <table:table-cell table:style-name="C4"/>
          <table:table-cell table:style-name="C4"/>
          <table:table-cell table:style-name="C4"/>
          <table:table-cell table:style-name="C1"/>
          <table:table-cell table:style-name="C3" table:number-columns-spanned="7">
            <text:p text:style-name="P0"><text:span text:style-name="T0">Permiso N°</text:span></text:p>
          </table:table-cell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5" table:number-columns-spanned="2" table:number-rows-spanned="2">
            <text:p text:style-name="P2"><text:span text:style-name="T2">2</text:span></text:p>
          </table:table-cell>
          <table:table-cell table:style-name="C5"/>
          <table:table-cell table:style-name="C1"/>
          <table:table-cell table:style-name="C1"/>
        </table:table-row>
        <table:table-row table:style-name="TBL_0_0_row_6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1"/>
          <table:table-cell table:style-name="C1"/>
          <table:table-cell table:style-name="C1"/>
          <table:table-cell table:style-name="C1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4"/>
          <table:table-cell table:style-name="C4"/>
          <table:table-cell table:style-name="C4"/>
          <table:table-cell table:style-name="C4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5"/>
          <table:table-cell table:style-name="C5"/>
          <table:table-cell table:style-name="C1"/>
          <table:table-cell table:style-name="C1"/>
        </table:table-row>
        <table:table-row table:style-name="TBL_0_0_row_7">
          <table:table-cell table:style-name="C1"/>
          <table:table-cell table:style-name="C6" table:number-columns-spanned="3">
            <text:p text:style-name="P0"><text:span text:style-name="T3">N°</text:span></text:p>
          </table:table-cell>
          <table:table-cell table:style-name="C6"/>
          <table:table-cell table:style-name="C6"/>
          <table:table-cell table:style-name="C1"/>
          <table:table-cell table:style-name="C1"/>
          <table:table-cell table:style-name="C6" table:number-columns-spanned="5">
            <text:p text:style-name="P0"><text:span text:style-name="T3">CURSO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1"/>
          <table:table-cell table:style-name="C6" table:number-columns-spanned="7">
            <text:p text:style-name="P0"><text:span text:style-name="T3">ASIGNATURA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1"/>
          <table:table-cell table:style-name="C6" table:number-columns-spanned="3">
            <text:p text:style-name="P0"><text:span text:style-name="T3">FECHA</text:span></text:p>
          </table:table-cell>
          <table:table-cell table:style-name="C6"/>
          <table:table-cell table:style-name="C6"/>
          <table:table-cell table:style-name="C1"/>
          <table:table-cell table:style-name="C1"/>
          <table:table-cell table:style-name="C6" table:number-columns-spanned="5">
            <text:p text:style-name="P0"><text:span text:style-name="T3">HORARIO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1"/>
          <table:table-cell table:style-name="C6" table:number-columns-spanned="5">
            <text:p text:style-name="P0"><text:span text:style-name="T3">CONDICION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1"/>
          <table:table-cell table:style-name="C6" table:number-columns-spanned="5">
            <text:p text:style-name="P0"><text:span text:style-name="T3">CALIFICACION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1"/>
          <table:table-cell table:style-name="C6" table:number-columns-spanned="7">
            <text:p text:style-name="P0"><text:span text:style-name="T3">FIRMA</text:span></text:p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1"/>
        </table:table-row>
        <table:table-row table:style-name="TBL_0_0_row_8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7" table:number-columns-spanned="2" table:number-rows-spanned="5">
            <text:p text:style-name="P0"><text:span text:style-name="T1">1</text:span></text:p>
          </table:table-cell>
          <table:table-cell table:style-name="C7"/>
          <table:table-cell table:style-name="C1"/>
          <table:table-cell table:style-name="C1"/>
          <table:table-cell table:style-name="C1"/>
          <table:table-cell table:style-name="C1"/>
          <table:table-cell table:style-name="C4" table:number-columns-spanned="6" table:number-rows-spanned="5">
            <text:p text:style-name="P1"><text:span text:style-name="T1">TECNOLOGIA                    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1"/>
          <table:table-cell table:style-name="C1"/>
          <table:table-cell table:style-name="C7" table:number-columns-spanned="3" table:number-rows-spanned="5">
            <text:p text:style-name="P0"><text:span text:style-name="T1">31/03/20 </text:span></text:p>
          </table:table-cell>
          <table:table-cell table:style-name="C7"/>
          <table:table-cell table:style-name="C7"/>
          <table:table-cell table:style-name="C1"/>
          <table:table-cell table:style-name="C1"/>
          <table:table-cell table:style-name="C7" table:number-columns-spanned="4" table:number-rows-spanned="5">
            <text:p text:style-name="P0"><text:span text:style-name="T1">20:25</text:span></text:p>
          </table:table-cell>
          <table:table-cell table:style-name="C7"/>
          <table:table-cell table:style-name="C7"/>
          <table:table-cell table:style-name="C7"/>
          <table:table-cell table:style-name="C1"/>
          <table:table-cell table:style-name="C1"/>
          <table:table-cell table:style-name="C4" table:number-columns-spanned="4" table:number-rows-spanned="5">
            <text:p text:style-name="P1"><text:span text:style-name="T1">REGULARES            </text:span></text:p>
          </table:table-cell>
          <table:table-cell table:style-name="C4"/>
          <table:table-cell table:style-name="C4"/>
          <table:table-cell table:style-name="C4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9">
          <table:table-cell table:style-name="C1"/>
          <table:table-cell table:style-name="C1"/>
          <table:table-cell table:style-name="C1"/>
          <table:table-cell table:style-name="C7" table:number-columns-spanned="2" table:number-rows-spanned="5">
            <text:p text:style-name="P0"><text:span text:style-name="T1">1</text:span></text:p>
          </table:table-cell>
          <table:table-cell table:style-name="C7"/>
          <table:table-cell table:style-name="C1"/>
          <table:table-cell table:style-name="C1"/>
          <table:table-cell table:style-name="C7"/>
          <table:table-cell table:style-name="C7"/>
          <table:table-cell table:style-name="C1"/>
          <table:table-cell table:style-name="C1"/>
          <table:table-cell table:style-name="C1"/>
          <table:table-cell table:style-name="C1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1"/>
          <table:table-cell table:style-name="C1"/>
          <table:table-cell table:style-name="C7"/>
          <table:table-cell table:style-name="C7"/>
          <table:table-cell table:style-name="C7"/>
          <table:table-cell table:style-name="C1"/>
          <table:table-cell table:style-name="C1"/>
          <table:table-cell table:style-name="C7"/>
          <table:table-cell table:style-name="C7"/>
          <table:table-cell table:style-name="C7"/>
          <table:table-cell table:style-name="C7"/>
          <table:table-cell table:style-name="C1"/>
          <table:table-cell table:style-name="C1"/>
          <table:table-cell table:style-name="C4"/>
          <table:table-cell table:style-name="C4"/>
          <table:table-cell table:style-name="C4"/>
          <table:table-cell table:style-name="C4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10">
          <table:table-cell table:style-name="C1"/>
          <table:table-cell table:style-name="C1"/>
          <table:table-cell table:style-name="C1"/>
          <table:table-cell table:style-name="C7"/>
          <table:table-cell table:style-name="C7"/>
          <table:table-cell table:style-name="C1"/>
          <table:table-cell table:style-name="C1"/>
          <table:table-cell table:style-name="C7"/>
          <table:table-cell table:style-name="C7"/>
          <table:table-cell table:style-name="C1"/>
          <table:table-cell table:style-name="C1"/>
          <table:table-cell table:style-name="C1"/>
          <table:table-cell table:style-name="C1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1"/>
          <table:table-cell table:style-name="C1"/>
          <table:table-cell table:style-name="C7"/>
          <table:table-cell table:style-name="C7"/>
          <table:table-cell table:style-name="C7"/>
          <table:table-cell table:style-name="C1"/>
          <table:table-cell table:style-name="C1"/>
          <table:table-cell table:style-name="C7"/>
          <table:table-cell table:style-name="C7"/>
          <table:table-cell table:style-name="C7"/>
          <table:table-cell table:style-name="C7"/>
          <table:table-cell table:style-name="C1"/>
          <table:table-cell table:style-name="C1"/>
          <table:table-cell table:style-name="C4"/>
          <table:table-cell table:style-name="C4"/>
          <table:table-cell table:style-name="C4"/>
          <table:table-cell table:style-name="C4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8" table:number-columns-spanned="6">
            <text:p/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1"/>
        </table:table-row>
        <table:table-row table:style-name="TBL_0_0_row_11">
          <table:table-cell table:style-name="C1"/>
          <table:table-cell table:style-name="C1"/>
          <table:table-cell table:style-name="C1"/>
          <table:table-cell table:style-name="C7"/>
          <table:table-cell table:style-name="C7"/>
          <table:table-cell table:style-name="C1"/>
          <table:table-cell table:style-name="C1"/>
          <table:table-cell table:style-name="C7"/>
          <table:table-cell table:style-name="C7"/>
          <table:table-cell table:style-name="C1"/>
          <table:table-cell table:style-name="C1"/>
          <table:table-cell table:style-name="C1"/>
          <table:table-cell table:style-name="C1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1"/>
          <table:table-cell table:style-name="C1"/>
          <table:table-cell table:style-name="C7"/>
          <table:table-cell table:style-name="C7"/>
          <table:table-cell table:style-name="C7"/>
          <table:table-cell table:style-name="C1"/>
          <table:table-cell table:style-name="C1"/>
          <table:table-cell table:style-name="C7"/>
          <table:table-cell table:style-name="C7"/>
          <table:table-cell table:style-name="C7"/>
          <table:table-cell table:style-name="C7"/>
          <table:table-cell table:style-name="C1"/>
          <table:table-cell table:style-name="C1"/>
          <table:table-cell table:style-name="C4"/>
          <table:table-cell table:style-name="C4"/>
          <table:table-cell table:style-name="C4"/>
          <table:table-cell table:style-name="C4"/>
          <table:table-cell table:style-name="C1"/>
          <table:table-cell table:style-name="C1"/>
          <table:table-cell table:style-name="C8" table:number-columns-spanned="3">
            <text:p/>
          </table:table-cell>
          <table:table-cell table:style-name="C8"/>
          <table:table-cell table:style-name="C8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12">
          <table:table-cell table:style-name="C1"/>
          <table:table-cell table:style-name="C1"/>
          <table:table-cell table:style-name="C1"/>
          <table:table-cell table:style-name="C7"/>
          <table:table-cell table:style-name="C7"/>
          <table:table-cell table:style-name="C1"/>
          <table:table-cell table:style-name="C1"/>
          <table:table-cell table:style-name="C7"/>
          <table:table-cell table:style-name="C7"/>
          <table:table-cell table:style-name="C1"/>
          <table:table-cell table:style-name="C1"/>
          <table:table-cell table:style-name="C1"/>
          <table:table-cell table:style-name="C1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1"/>
          <table:table-cell table:style-name="C1"/>
          <table:table-cell table:style-name="C7"/>
          <table:table-cell table:style-name="C7"/>
          <table:table-cell table:style-name="C7"/>
          <table:table-cell table:style-name="C1"/>
          <table:table-cell table:style-name="C1"/>
          <table:table-cell table:style-name="C7"/>
          <table:table-cell table:style-name="C7"/>
          <table:table-cell table:style-name="C7"/>
          <table:table-cell table:style-name="C7"/>
          <table:table-cell table:style-name="C1"/>
          <table:table-cell table:style-name="C1"/>
          <table:table-cell table:style-name="C4"/>
          <table:table-cell table:style-name="C4"/>
          <table:table-cell table:style-name="C4"/>
          <table:table-cell table:style-name="C4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13">
          <table:table-cell table:style-name="C1"/>
          <table:table-cell table:style-name="C1"/>
          <table:table-cell table:style-name="C1"/>
          <table:table-cell table:style-name="C7"/>
          <table:table-cell table:style-name="C7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14">
          <table:table-cell table:style-name="C9" table:number-columns-spanned="51">
            <text:p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</table:table-row>
        <table:table-row table:style-name="TBL_0_0_row_15">
          <table:table-cell table:style-name="C1"/>
          <table:table-cell table:style-name="C1"/>
          <table:table-cell table:style-name="C1"/>
          <table:table-cell table:style-name="C2" table:number-columns-spanned="13">
            <text:p text:style-name="P3"><text:span text:style-name="T1">San Miguel de Tucumán,</text:span></text:p>
          </table:table-cell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 table:number-columns-spanned="6">
            <text:p text:style-name="P3"><text:span text:style-name="T1">25 marzo 2020</text:span></text:p>
          </table:table-cell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16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9" table:number-columns-spanned="9">
            <text:p/>
          </table:table-cell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9"/>
          <table:table-cell table:style-name="C1"/>
          <table:table-cell table:style-name="C1"/>
          <table:table-cell table:style-name="C1"/>
        </table:table-row>
        <table:table-row table:style-name="TBL_0_0_row_17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7" table:number-columns-spanned="4">
            <text:p text:style-name="P0"><text:span text:style-name="T1">Sello</text:span></text:p>
          </table:table-cell>
          <table:table-cell table:style-name="C7"/>
          <table:table-cell table:style-name="C7"/>
          <table:table-cell table:style-name="C7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0" table:number-columns-spanned="9">
            <text:p text:style-name="P4"><text:span text:style-name="T1">Firma del responsable</text:span></text:p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"/>
          <table:table-cell table:style-name="C1"/>
          <table:table-cell table:style-name="C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5.85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